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2])-[.B4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style-name="ce3" table:formula="of:=IF([.B4] &lt;&gt; &quot;&quot;; SUM([.B2:.B80])-[.B9]-[.B10]+SUM([.G3:.G44]); 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7"/>
          <table:table-cell office:value-type="string" calcext:value-type="string">
            <text:p>Mana (max 8)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6T16:47:42.021373743</dc:date>
    <meta:editing-duration>PT18M16S</meta:editing-duration>
    <meta:editing-cycles>5</meta:editing-cycles>
    <meta:generator>LibreOffice/7.4.7.2$Linux_X86_64 LibreOffice_project/40$Build-2</meta:generator>
    <meta:document-statistic meta:table-count="1" meta:cell-count="69" meta:object-count="0"/>
  </office:meta>
</office:document-meta>
</file>